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svg:width="1.5106in" svg:height="0.698in" svg:x="-0.0236in" svg:y="0.2756in"><text:p/><draw:enhanced-geometry svg:viewBox="0 0 21600 21600" draw:type="rectangle" draw:enhanced-path="M 0 0 L 21600 0 21600 21600 0 21600 0 0 Z N"/></draw:custom-shape><draw:custom-shape text:anchor-type="paragraph" draw:z-index="1" draw:style-name="gr1" svg:width="1.5106in" svg:height="0.698in" svg:x="-0.0236in" svg:y="1.1508in"><text:p/><draw:enhanced-geometry svg:viewBox="0 0 21600 21600" draw:type="rectangle" draw:enhanced-path="M 0 0 L 21600 0 21600 21600 0 21600 0 0 Z N"/></draw:custom-shape><draw:custom-shape text:anchor-type="paragraph" draw:z-index="2" draw:style-name="gr1" svg:width="1.5106in" svg:height="0.698in" svg:x="-0.0236in" svg:y="2.0673in"><text:p/><draw:enhanced-geometry svg:viewBox="0 0 21600 21600" draw:type="rectangle" draw:enhanced-path="M 0 0 L 21600 0 21600 21600 0 21600 0 0 Z N"/></draw:custom-shape><draw:custom-shape text:anchor-type="paragraph" draw:z-index="3" draw:style-name="gr1" svg:width="1.5106in" svg:height="0.698in" svg:x="-0.0236in" svg:y="3.0673in"><text:p/><draw:enhanced-geometry svg:viewBox="0 0 21600 21600" draw:type="rectangle" draw:enhanced-path="M 0 0 L 21600 0 21600 21600 0 21600 0 0 Z N"/></draw:custom-shape><draw:custom-shape text:anchor-type="paragraph" draw:z-index="4" draw:style-name="gr1" svg:width="1.5106in" svg:height="0.698in" svg:x="-0.0236in" svg:y="4.1193in"><text:p/><draw:enhanced-geometry svg:viewBox="0 0 21600 21600" draw:type="rectangle" draw:enhanced-path="M 0 0 L 21600 0 21600 21600 0 21600 0 0 Z N"/></draw:custom-shape><draw:custom-shape text:anchor-type="paragraph" draw:z-index="5" draw:style-name="gr2" svg:width="1.5106in" svg:height="0.698in" svg:x="-0.0236in" svg:y="4.9945in"><text:p><text:tab/><text:tab/>链路层</text:p><draw:enhanced-geometry svg:viewBox="0 0 21600 21600" draw:type="rectangle" draw:enhanced-path="M 0 0 L 21600 0 21600 21600 0 21600 0 0 Z N"/></draw:custom-shape><draw:custom-shape text:anchor-type="paragraph" draw:z-index="6" draw:style-name="gr2" svg:width="1.5106in" svg:height="0.698in" svg:x="-0.0236in" svg:y="5.9634in"><text:p><text:tab/><text:tab/>物理层</text:p><draw:enhanced-geometry svg:viewBox="0 0 21600 21600" draw:type="rectangle" draw:enhanced-path="M 0 0 L 21600 0 21600 21600 0 21600 0 0 Z N"/></draw:custom-shape><draw:custom-shape text:anchor-type="paragraph" draw:z-index="7" draw:style-name="gr2" svg:width="1.5004in" svg:height="0.6358in" svg:x="2.2366in" svg:y="6.0465in"><text:p><text:tab/><text:tab/>集线器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style-name="gr2" svg:width="1.5004in" svg:height="0.6358in" svg:x="2.2366in" svg:y="5.078in"><text:p><text:tab/>交换机/网桥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style-name="gr1" svg:width="1.5004in" svg:height="0.6358in" svg:x="2.2366in" svg:y="4.109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style-name="gr1" svg:width="1.5004in" svg:height="0.6358in" svg:x="2.2366in" svg:y="3.109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style-name="gr1" svg:width="1.5004in" svg:height="0.6358in" svg:x="2.2366in" svg:y="2.098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style-name="gr1" svg:width="1.5004in" svg:height="0.6358in" svg:x="2.2366in" svg:y="1.171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style-name="gr1" svg:width="1.5004in" svg:height="0.6358in" svg:x="2.2366in" svg:y="0.223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style-name="gr2" svg:width="2.1043in" svg:height="0.5835in" svg:x="4.4661in" svg:y="6.0984in"><text:p><text:tab/><text:tab/>传输比特数据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style-name="gr2" svg:width="2.1043in" svg:height="0.5835in" svg:x="4.4661in" svg:y="5.1193in"><text:p><text:tab/><text:tab/>传输帧数据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style-name="gr1" svg:width="2.1043in" svg:height="0.5835in" svg:x="4.4661in" svg:y="4.119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style-name="gr1" svg:width="2.1043in" svg:height="0.5835in" svg:x="4.4661in" svg:y="3.140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8" draw:style-name="gr1" svg:width="2.1043in" svg:height="0.5835in" svg:x="4.4661in" svg:y="2.109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9" draw:style-name="gr1" svg:width="2.1043in" svg:height="0.5835in" svg:x="4.4661in" svg:y="1.2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0" draw:style-name="gr1" svg:width="2.1043in" svg:height="0.5835in" svg:x="4.4661in" svg:y="0.213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4:02:20.783786192</meta:creation-date>
    <dc:date>2017-04-14T16:16:06.959745921</dc:date>
    <meta:editing-duration>PT1H42M55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